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.5pt" officeooo:rsid="002c5a02" officeooo:paragraph-rsid="002c5a02" style:font-size-asian="10.5pt" style:font-size-complex="10.5pt"/>
    </style:style>
    <style:style style:name="P2" style:family="paragraph" style:parent-style-name="Standard">
      <style:text-properties style:font-name="Times New Roman" fo:font-size="10.5pt" officeooo:paragraph-rsid="001a1795" style:font-size-asian="10.5pt" style:font-size-complex="10.5pt"/>
    </style:style>
    <style:style style:name="P3" style:family="paragraph" style:parent-style-name="Standard">
      <style:text-properties style:font-name="Times New Roman" fo:font-size="12pt" officeooo:paragraph-rsid="001a1795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1f2cfe" style:font-size-asian="12pt" style:font-size-complex="12pt"/>
    </style:style>
    <style:style style:name="P5" style:family="paragraph" style:parent-style-name="Standard">
      <style:text-properties style:font-name="Times New Roman" fo:font-size="12pt" officeooo:rsid="001a1795" officeooo:paragraph-rsid="001a1795" style:font-size-asian="12pt" style:font-size-complex="12pt"/>
    </style:style>
    <style:style style:name="P6" style:family="paragraph" style:parent-style-name="Standard">
      <style:text-properties style:font-name="Times New Roman" fo:font-size="12pt" officeooo:rsid="001b4f33" officeooo:paragraph-rsid="001b4f33" style:font-size-asian="12pt" style:font-size-complex="12pt"/>
    </style:style>
    <style:style style:name="P7" style:family="paragraph" style:parent-style-name="Standard">
      <style:text-properties style:font-name="Times New Roman" fo:font-size="12pt" officeooo:rsid="001b9be7" officeooo:paragraph-rsid="001b9be7" style:font-size-asian="12pt" style:font-size-complex="12pt"/>
    </style:style>
    <style:style style:name="P8" style:family="paragraph" style:parent-style-name="Standard">
      <style:text-properties style:font-name="Times New Roman" fo:font-size="12pt" officeooo:rsid="001d41e6" officeooo:paragraph-rsid="001d41e6" style:font-size-asian="12pt" style:font-size-complex="12pt"/>
    </style:style>
    <style:style style:name="P9" style:family="paragraph" style:parent-style-name="Standard">
      <style:text-properties style:font-name="Times New Roman" fo:font-size="12pt" officeooo:rsid="001fa576" officeooo:paragraph-rsid="001fa576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fcecb" officeooo:paragraph-rsid="001fcecb" style:font-size-asian="12pt" style:font-size-complex="12pt"/>
    </style:style>
    <style:style style:name="P11" style:family="paragraph" style:parent-style-name="Standard">
      <style:text-properties style:font-name="Times New Roman" fo:font-size="12pt" officeooo:rsid="0020c4fd" officeooo:paragraph-rsid="0020c4fd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11e50" officeooo:paragraph-rsid="00211e50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297d1" officeooo:paragraph-rsid="002297d1" style:font-size-asian="12pt" style:font-size-complex="12pt"/>
    </style:style>
    <style:style style:name="P14" style:family="paragraph" style:parent-style-name="Standard">
      <style:text-properties style:font-name="Times New Roman" fo:font-size="12pt" officeooo:rsid="0024437f" officeooo:paragraph-rsid="0024437f" style:font-size-asian="12pt" style:font-size-complex="12pt"/>
    </style:style>
    <style:style style:name="P15" style:family="paragraph" style:parent-style-name="Standard">
      <style:text-properties style:font-name="Times New Roman" fo:font-size="12pt" officeooo:rsid="0027cf88" officeooo:paragraph-rsid="0027cf88" style:font-size-asian="12pt" style:font-size-complex="12pt"/>
    </style:style>
    <style:style style:name="P16" style:family="paragraph" style:parent-style-name="Standard">
      <style:text-properties style:font-name="Times New Roman" fo:font-size="12pt" officeooo:rsid="002860b2" officeooo:paragraph-rsid="002860b2" style:font-size-asian="12pt" style:font-size-complex="12pt"/>
    </style:style>
    <style:style style:name="P17" style:family="paragraph" style:parent-style-name="Standard">
      <style:text-properties style:font-name="Times New Roman" fo:font-size="12pt" officeooo:rsid="00293019" officeooo:paragraph-rsid="00293019" style:font-size-asian="12pt" style:font-size-complex="12pt"/>
    </style:style>
    <style:style style:name="P18" style:family="paragraph" style:parent-style-name="Standard">
      <style:text-properties style:font-name="Times New Roman" fo:font-size="12pt" officeooo:rsid="002aa623" officeooo:paragraph-rsid="002aa623" style:font-size-asian="12pt" style:font-size-complex="12pt"/>
    </style:style>
    <style:style style:name="P19" style:family="paragraph" style:parent-style-name="Standard">
      <style:text-properties style:font-name="Times New Roman" fo:font-size="12pt" officeooo:rsid="002c5a02" officeooo:paragraph-rsid="002c5a02" style:font-size-asian="12pt" style:font-size-complex="12pt"/>
    </style:style>
    <style:style style:name="P20" style:family="paragraph" style:parent-style-name="Standard">
      <style:text-properties style:font-name="Times New Roman" fo:font-size="12pt" officeooo:rsid="0031c69e" officeooo:paragraph-rsid="002c5a02" style:font-size-asian="12pt" style:font-size-complex="12pt"/>
    </style:style>
    <style:style style:name="P21" style:family="paragraph" style:parent-style-name="Standard">
      <style:text-properties style:font-name="Times New Roman" fo:font-size="12pt" officeooo:rsid="0031c69e" officeooo:paragraph-rsid="0031c69e" style:font-size-asian="12pt" style:font-size-complex="12pt"/>
    </style:style>
    <style:style style:name="P22" style:family="paragraph" style:parent-style-name="Standard">
      <style:text-properties style:font-name="Times New Roman" fo:font-size="12pt" officeooo:rsid="00324b53" officeooo:paragraph-rsid="00324b53" style:font-size-asian="12pt" style:font-size-complex="12pt"/>
    </style:style>
    <style:style style:name="P23" style:family="paragraph" style:parent-style-name="Standard">
      <style:text-properties style:font-name="Times New Roman" fo:font-size="12pt" officeooo:rsid="00335309" officeooo:paragraph-rsid="00335309" style:font-size-asian="12pt" style:font-size-complex="12pt"/>
    </style:style>
    <style:style style:name="P24" style:family="paragraph" style:parent-style-name="Standard">
      <style:text-properties style:font-name="Times New Roman" fo:font-size="12pt" officeooo:rsid="003680e1" officeooo:paragraph-rsid="003680e1" style:font-size-asian="12pt" style:font-size-complex="12pt"/>
    </style:style>
    <style:style style:name="P25" style:family="paragraph" style:parent-style-name="Standard">
      <style:text-properties style:font-name="Times New Roman" fo:font-size="12pt" officeooo:rsid="0037b28a" officeooo:paragraph-rsid="0037b28a" style:font-size-asian="12pt" style:font-size-complex="12pt"/>
    </style:style>
    <style:style style:name="P26" style:family="paragraph" style:parent-style-name="Standard">
      <style:text-properties style:font-name="Times New Roman" fo:font-size="12pt" officeooo:rsid="0037c15a" officeooo:paragraph-rsid="0037c15a" style:font-size-asian="12pt" style:font-size-complex="12pt"/>
    </style:style>
    <style:style style:name="P27" style:family="paragraph" style:parent-style-name="Standard">
      <style:text-properties style:font-name="Times New Roman" fo:font-size="12pt" officeooo:rsid="00396525" officeooo:paragraph-rsid="00396525" style:font-size-asian="12pt" style:font-size-complex="12pt"/>
    </style:style>
    <style:style style:name="P28" style:family="paragraph" style:parent-style-name="List_20_Heading">
      <style:paragraph-properties fo:margin-left="0cm" fo:margin-right="0cm" fo:margin-top="0cm" fo:margin-bottom="0cm" loext:contextual-spacing="false" fo:line-height="142%" fo:orphans="2" fo:widows="2" fo:text-indent="0cm" style:auto-text-indent="false" fo:padding="0cm" fo:border="none"/>
    </style:style>
    <style:style style:name="P29" style:family="paragraph" style:parent-style-name="Heading_20_1">
      <style:text-properties fo:font-variant="normal" fo:text-transform="none" fo:color="#2c2c2c" style:font-name="Helvetica Neue" fo:font-size="10.5pt" fo:letter-spacing="normal" fo:font-style="normal" fo:font-weight="normal" officeooo:paragraph-rsid="001a1795" style:font-size-asian="10.5pt" style:font-size-complex="10.5pt"/>
    </style:style>
    <style:style style:name="T1" style:family="text">
      <style:text-properties officeooo:rsid="001a1795"/>
    </style:style>
    <style:style style:name="T2" style:family="text">
      <style:text-properties officeooo:rsid="001b9be7"/>
    </style:style>
    <style:style style:name="T3" style:family="text">
      <style:text-properties officeooo:rsid="0031c69e"/>
    </style:style>
    <style:style style:name="T4" style:family="text">
      <style:text-properties fo:font-variant="normal" fo:text-transform="none" fo:color="#2c2c2c" style:font-name="Helvetica Neue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font-name="Helvetica Neue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34c40f"/>
    </style:style>
    <style:style style:name="T7" style:family="text">
      <style:text-properties officeooo:rsid="003ce3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O Discurso E O Poder</text:h>
      <text:p text:style-name="P28"><text:span text:style-name="T4">By <text:s/></text:span><text:a xlink:type="simple" xlink:href="https://archive.org/search.php?query=creator%3A%22Boaventura+Sousa+Santos%22" text:style-name="Internet_20_link" text:visited-style-name="Visited_20_Internet_20_Link"><text:span text:style-name="T5">Boaventura Sousa Santos</text:span></text:a></text:p>
      <text:p text:style-name="P2"/>
      <text:p text:style-name="P3"><text:span text:style-name="T1">Pagina <text:s/>9 </text:span>«Marginalidade urbana» e produção jurídica</text:p>
      <text:p text:style-name="P4"><text:line-break/><text:span text:style-name="T7">Pagina 9 </text:span>“A proliferação dos bairros marginais nos grandes centro s urbanos dos países do chama do terceiro mundo constitui uma das características mais salientes do processo de repro<text:span text:style-name="T2">d</text:span>ução social do operariado industrial (e do exército de reserva) no...” </text:p>
      <text:p text:style-name="P4"/>
      <text:p text:style-name="P4"><text:span text:style-name="T1">Pagina 10 “c</text:span>apitalismo periférico 12 . Segundo os melhores cálculos, em finais da década de 60 a população total das cerca de duzentas favelas do Rio de Janeiro oscilava entre 800 000 a 1 000 000, isto é, cerca de 1/4 da população total da cidade.”</text:p>
      <text:p text:style-name="P3"/>
      <text:p text:style-name="P5">Pagina 10 “Este estatuto de ilegalidade tem constituído um dos problemas centrais das comumdãdesesidenciais marginais e não surpreende que as suas lutas ...”</text:p>
      <text:p text:style-name="P5"/>
      <text:p text:style-name="P5">Pagina 11 “se tenham orientado, quer para a cqiiqinsta_çolectiva da„Iegalização, sempre que as condições sociopolíticas o permitiram, quer para a defesa contra as ameaças à sobrevivência <text:span text:style-name="T3">c</text:span>olectiva decorrentes da ilegalidade da ocupação.”</text:p>
      <text:p text:style-name="P5"/>
      <text:p text:style-name="P5">Pagina 11 “… as favelas não têm direito à instalação de equipamentos colectivos por parte do estado, desde o abastecimento de água ao domicílio, até à rede eléctrica, esgotos e pavimentação das ruas, o que cria mecanismos cumulativos de vitimização colectiva e impõe aos moradores um quotidiano particularmente duro ...”</text:p>
      <text:p text:style-name="P5"/>
      <text:p text:style-name="P6">Pagina 11 “Por outro lado, com a valorização progressiva dos terrenos em que se implantaram as favelas e a especulação selvagem daí decorrente, cresceram as pressões da burguesia urbana sobre o aparelho de estado no sentido de remover em bloco para os arredores os bairros marginais da cidade ...”</text:p>
      <text:p text:style-name="P6"/>
      <text:p text:style-name="P6">Pagina 11 “… os habitantes das favelas sempre procuraram organizar-se de modo a melhorar as condições de habitabilidade, criando várias redes de água e de electricidade administradas pelos utentes, constituindo brigadas de trabalho (sobretudo nos fins de semana) para melhoria das ruas e outras infrastruturas colectivas.” </text:p>
      <text:p text:style-name="P6"/>
      <text:p text:style-name="P7">Pagina 13 “… exercício das funções estatutárias se tornou cada vez mais problemático após a imposição da ditadura militar em 1964, tendo então inicio uma longa e difícil luta pela sobrevivência organizativa em condições políticas e policiais extremamente repressivas.”</text:p>
      <text:p text:style-name="P7"/>
      <text:p text:style-name="P7">Pagina 13 “...começa hoje a ser necessário fazer a crítica das críticas da marginalidade.<text:line-break/>É preciso denunciar concepções (no melhor dos casos ingénuas), em que a recusa da ideia de marginalidade parece arrastar consigo a recusa da ideia de exploração e dominação classistas, que caracterizam as sociedades capitalistas.”</text:p>
      <text:p text:style-name="P7"/>
      <text:p text:style-name="P8">Pagina 14 “... à luz do direito oficial brasileiro, as relações desse tipo estabelecidas no interior das favelas são ilegais ou juridicamente nulas, uma vez que dizem respeito a transacções sobre terrenos ilegalmente ocupados e a construções duplamente clandestinas. Dentro da comunidade, contudo, tais relações são legais ...”</text:p>
      <text:p text:style-name="P8"/>
      <text:p text:style-name="P8"><text:soft-page-break/>Pagina 14 “ que o princípio da propriedade privada (e as consequências legais dele decorrentes) seja, em geral, acatado no direito de Pasárgada do mesmo modo...”<text:line-break/></text:p>
      <text:p text:style-name="P8">Pagina 15 “...que o é no direito estatal brasileiro, o que, aliás, não deixa de ter importância para a caracterização da «sub-cultura» jurídica que Pasárgada constitui e, consequentemente, para a determinação e avaliação das lutas de classe, que a nível da reprodução social (neste caso, a habitação) são travadas nos bairros «marginais» das metrópoles capitalistas em situações não-revolucionárias”</text:p>
      <text:p text:style-name="P8"/>
      <text:p text:style-name="P9">Pagina 63 “...a determinação exata do estatuto gnoseológico da correlação constitui um problema decisivo, e tanto que progressivamente se trans- formou num autêntico dilema para a sociologia positivista: a correlação contém em si uma explicação causal ou é mera descrição de covariação? As respostas têm sido várias e delas não temos de curar...”</text:p>
      <text:p text:style-name="P9"/>
      <text:p text:style-name="P9">Pagina 63 “ A medida que se avança no nexo «causal» o campo analítico alarga-se e a teoria social que o cobre (ou a que aspira) aumenta de abstracção.”</text:p>
      <text:p text:style-name="P9"/>
      <text:p text:style-name="P10">Pagina 64 “ A construção teórica do presente trabalho assenta numa comparação/contraste entre o direito de Pasárgada e o direito estatal brasileiro enquanto expressão representativa do direito do estado capitalista contemporâneo.”</text:p>
      <text:p text:style-name="P10"/>
      <text:p text:style-name="P11">Pagina 64 “Nos termos da divisão do trabalho científico- -social estabelecido nos finais do século xix, a sociologia do direito ocupou-se do direito das sociedades «ocidentais», «metro-...”Pagina 65 <text:line-break/>“ politanas» «industriais» ou «complexas», enquanto a antropologia do direito se ocupou do direito das sociedades «tradicionais», «primitivas», «selvagens».”</text:p>
      <text:p text:style-name="P9"/>
      <text:p text:style-name="P9"/>
      <text:p text:style-name="P12">Pagina 65 “...sociologia do direito começou por se concentrar no estudo do direito das sociedades metropolitanas...”</text:p>
      <text:p text:style-name="P12"/>
      <text:p text:style-name="P13">Pagina 66 “A controvérsia, que se prende com a questão, mais ampla, do etnocentrismo, consiste em saber se é legítimo (Gluckman) ou ilegítimo (Bohannan) usar na análise de outras sociedades e culturas conceitos, como, por exemplo, o conceito de direito, que são originariamente conceitos-folk (conceitos populares ou étnicos) da sociedade e cultura a que pertence o antropólogo.”</text:p>
      <text:p text:style-name="P13">-</text:p>
      <text:p text:style-name="P13"/>
      <text:p text:style-name="P14">Pagina 68 “ ...ciência «ocidental» são contraditórios e não se pode excluir à priori a possibilidade de serem utilizados como armas científicas e ideológicas na luta anti-imperialista das sociedades «nativas» sob o jugo colonial ou neo-colonial...”</text:p>
      <text:p text:style-name="P14"/>
      <text:p text:style-name="P14">Pagina 69 “...o conceito de disputa não representa uma alternativa ao conceito de direito e é antes uma alternativa analítica (das mais frutuosas) no interior das investigações sociológicas e antropológicas sobre o direito...”</text:p>
      <text:p text:style-name="P14"/>
      <text:p text:style-name="P15">Pagina 70 “«Deve existir em todas as sociedades um conjunto de regras demasiado práticas para serem apoiadas por sanções religiosas, demasiado pesadas para o seu cumprimento ser</text:p>
      <text:p text:style-name="P15"><text:line-break/> Radcufeb-Brown, Structure and Function in Primitive Society, Nova Iorque, 1965, 212.”</text:p>
      <text:p text:style-name="P15"><text:line-break/>Pagina 71 “...deixado à boa vontade dos indivíduos, demasiado vitais para as pessoas para serem aplicadas por uma agência abstracta. É este o domínio das regras jurídicas e aventuro-me a <text:soft-page-break/>antecipar que a reciprocidade, a incidência sistemática, a publicidade e a ambição virão a ser considerados os principais factores da maquinaria compulsória do direito primitivo...”</text:p>
      <text:p text:style-name="P15"/>
      <text:p text:style-name="P15"/>
      <text:p text:style-name="P16">Pagina 73 “No séc. xix e primeiras décadas do nosso século, o problema do pluralismo jurídico teve amplo trata- mento na filosofia e na teoria do direito.”</text:p>
      <text:p text:style-name="P16"/>
      <text:p text:style-name="P16"/>
      <text:p text:style-name="P17">Pagina 74 “ ...o pluralismo jurídico constituiu um conjunto de questões novas para a prática jurídica do direito colonial, politicamente dominante, e para a ciência jurídica que o servia; tanto no primeiro como no segundo casos, o conhecimento sociológico do pluralismo jurídico...”</text:p>
      <text:p text:style-name="P17"/>
      <text:p text:style-name="P17"/>
      <text:p text:style-name="P18">Pagina 74 “ Para além do contexto colonial, três outros contextos de pluralismo jurídico têm sido identificados pela literatura. Em primeiro lugar, o caso dos países com tradições culturais dominante ou exclusivamente não europeias, que adoptam o direito europeu como instrumento de «modernização» e de consolidação do poder do estado.”</text:p>
      <text:p text:style-name="P18"/>
      <text:p text:style-name="P19">Pagina 75 “ há que considerar as situações de pluralismo jurídico nos casos em que populações autóctones, «nativas» ou «indígenas», quando não totalmente exterminadas, foram submetidas ao direito do conquistador com a permissão, expressa ou implícita, de em certos domínios continuarem a seguir o seu direito tradicional.”</text:p>
      <text:p text:style-name="P20"/>
      <text:p text:style-name="P20"/>
      <text:p text:style-name="P21">Pagina 76 “ ...a análise detalhada destas situações e sociedades revela concomitantemente a conveniência em ampliar o conceito de pluralismo jurídico, de modo a cobrir situações susceptíveis de ocorrer em sociedades, cuja homogeneidade é sempre precária porque definida em termos classistas; isto é, nas sociedades capitalistas.”</text:p>
      <text:p text:style-name="P21"/>
      <text:p text:style-name="P21">Pagina 76 “ Nestas sociedades, a «homogeneidade» é, em cada momento histórico, o produto concreto das lutas de classes e esconde, por isso, contradições (interclassistas, mas também intraclassistas) que não são nunca puramente económicas e, pelo contrário, são tecidas de dimensões sociais, políticas e culturais variamente entrelaçadas”</text:p>
      <text:p text:style-name="P21"/>
      <text:p text:style-name="P22">Pagina 77 “A ampliação do conceito de pluralismo jurídico é concomitante da ampliação do conceito de direito e obedece logicamente aos mesmos propósitos teóricos.”</text:p>
      <text:p text:style-name="P22"/>
      <text:p text:style-name="P23">Pagina 78 “Mesmo admitindo que o direito de Pasárgada é um autêntico direito e que estamos, por isso, perante uma situação de pluralismo jurídico, são altamente questionáveis os termos da comparação entre o direito de Pasárgada e o direito estatal.”</text:p>
      <text:p text:style-name="P22"/>
      <text:p text:style-name="P22"><text:s/></text:p>
      <text:p text:style-name="P21"><text:span text:style-name="T6">Pagina 79 “Em primeiro lugar, as sociedades tradicionais (sociedades coloniais; sociedades- -objecto) não eram analisadas em seus próprios termos e em função dos seus interesses, mas em termos e em função da sociedade metropolitana (sociedade colonizadoia; sociedade -sujeito).”</text:span></text:p>
      <text:p text:style-name="P21"/>
      <text:p text:style-name="P21"/>
      <text:p text:style-name="P24">Pagina 80 “… os vícios possíveis mas o principal consiste em que, mesmo admitindo a legitimidade de elaborar os modelos e as categorias analíticas com base na experiência social das sociedades metro- politanas, o que sucedeu muitas vezes foi que os cientistas sociais partiram de uma caracterização errada destas sociedades.”</text:p>
      <text:p text:style-name="P24"/>
      <text:p text:style-name="P24"><text:soft-page-break/>Pagina 80 “ Velsen considera que as comparações entre o direito africano e o direito britânico, mesmo as levadas a cabo pelos melhores antropólogos ingleses, são baseadas em noções estereotipadas e idealizadas do direito britânico, do que resulta uma excessiva ênfase no contraste polar entre os dois direitos”</text:p>
      <text:p text:style-name="P24"/>
      <text:p text:style-name="P24">Pagina 81 “ ...a sociedade africana é normalmente concebida como uma sociedade economicamente pouco desenvolvida, doihinada por relações sociais multiplexas, dispondo de um direito cujo processo é flexível, sem demarcação nítida da matéria relevante e em que a reconciliação das partes tem primazia sobre tudo o mais na resolução dos litígios.”</text:p>
      <text:p text:style-name="P24"/>
      <text:p text:style-name="P24">Pagina 81 “...a sociedade europeia é concebida como uma sociedade econo- micamente desenvolvida e dominada por relações simplexas (como lhes chama), dispondo de um direito formalista, dotado de um processo inflexível e em que as decisões são baseadas na aplicação das leis sem qualquer preocupação com a reconciliação das partes.”</text:p>
      <text:p text:style-name="P24"/>
      <text:p text:style-name="P24"/>
      <text:p text:style-name="P25">Pagina 82 “ no calor da crítica, acabou por cair no vício oposto, igualmente grave e igualmente revelador de uma posição idealista, ao nivelar em excesso as práticas jurídicas dos direitos africanos e dos direitos europeus.”</text:p>
      <text:p text:style-name="P25"/>
      <text:p text:style-name="P25">Pagina 83 “...facto de ter convertido os factores da comparação em variáveis que admitem graus diferentes; consequentemente, por mais radicais que sejam os contrastes haverá sempre semelhanças, umas mais precárias que outras.”</text:p>
      <text:p text:style-name="P21"/>
      <text:p text:style-name="P21"/>
      <text:p text:style-name="P26">Pagina 83 “...no geral, o direito estatal é imensamente mais formalista que o direito de Pasárgada.”</text:p>
      <text:p text:style-name="P26"/>
      <text:p text:style-name="P27">Pagina 83 “Como já acima ficou dito, a ameaça, porque verosímil, mantém a eloquência da presença e do poder que ela representa.”</text:p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15:56:05.185000000</meta:creation-date>
    <dc:date>2023-03-29T16:23:46.344000000</dc:date>
    <meta:editing-duration>PT1H25M14S</meta:editing-duration>
    <meta:editing-cycles>25</meta:editing-cycles>
    <meta:generator>Trio_Office/6.2.8.2$Windows_x86 LibreOffice_project/</meta:generator>
    <meta:document-statistic meta:table-count="0" meta:image-count="0" meta:object-count="0" meta:page-count="4" meta:paragraph-count="45" meta:word-count="1582" meta:character-count="10539" meta:non-whitespace-character-count="8990"/>
  </office:meta>
</office:document-meta>
</file>